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8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," calcext:value-type="string">
            <text:p>(23,'MC1 Set 03.4 Il primo timido C1',2,0,CURDATE(),CURDATE()),</text:p>
          </table:table-cell>
          <table:table-cell table:number-columns-repeated="100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MC1 Set 03.5 aerobico serale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7]&amp;&quot;,'&quot;&amp;SUBSTITUTE([.B27];&quot;'&quot;;&quot;''&quot;)&amp;&quot;',&quot;&amp;[.C27]&amp;&quot;,0,CURDATE(),CURDATE())&quot;&amp;IF(INDIRECT(ADDRESS(ROW([.A27])+1;1))&gt;0;&quot;,&quot;;&quot;;&quot;)" office:value-type="string" office:string-value="(24,'MC1 Set 03.5 aerobico serale con misti',2,0,CURDATE(),CURDATE());" calcext:value-type="string">
            <text:p>(24,'MC1 Set 03.5 aerobico serale con misti',2,0,CURDATE(),CURDATE());</text:p>
          </table:table-cell>
          <table:table-cell table:number-columns-repeated="1008"/>
        </table:table-row>
        <table:table-row table:style-name="ro3" table:number-rows-repeated="271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8:user_trainings.E299">
            <calcext:condition calcext:apply-style-name="Errore" calcext:value="&lt;100" calcext:base-cell-address="user_trainings.E28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75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7]=[.B376];[.C37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8])-3" office:value-type="float" office:value="375" calcext:value-type="float">
            <text:p>37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8]=[.B377];[.C37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78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9])-3" office:value-type="float" office:value="376" calcext:value-type="float">
            <text:p>37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9]=[.B378];[.C37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79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0])-3" office:value-type="float" office:value="377" calcext:value-type="float">
            <text:p>37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0]=[.B379];[.C37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80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1])-3" office:value-type="float" office:value="378" calcext:value-type="float">
            <text:p>37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1]=[.B380];[.C38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AA</text:p>
          </table:table-cell>
          <table:table-cell table:style-name="ce11" table:formula="of:=VLOOKUP([.F381];['file:///C:/Sites/goggles/db/seed_generators/training/Dati_Training.ods'#$exercises.$B$4:.$C$250];2;0)" office:value-type="string" office:string-value="Esercizi RA alternato alto" calcext:value-type="string">
            <text:p>Esercizi RA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7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2])-3" office:value-type="float" office:value="379" calcext:value-type="float">
            <text:p>37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2]=[.B381];[.C38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82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3])-3" office:value-type="float" office:value="380" calcext:value-type="float">
            <text:p>38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3]=[.B382];[.C38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83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4])-3" office:value-type="float" office:value="381" calcext:value-type="float">
            <text:p>38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4]=[.B383];[.C38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84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5])-3" office:value-type="float" office:value="382" calcext:value-type="float">
            <text:p>38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5]=[.B384];[.C38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85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6])-3" office:value-type="float" office:value="383" calcext:value-type="float">
            <text:p>38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6]=[.B385];[.C38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86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7])-3" office:value-type="float" office:value="384" calcext:value-type="float">
            <text:p>38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7]=[.B386];[.C38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87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8])-3" office:value-type="float" office:value="385" calcext:value-type="float">
            <text:p>38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8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9])-3" office:value-type="float" office:value="386" calcext:value-type="float">
            <text:p>38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9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89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2,1,50,6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2,1,50,6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0])-3" office:value-type="float" office:value="387" calcext:value-type="float">
            <text:p>38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0]=[.B389];[.C3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90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3,1,50,6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3,1,50,6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1])-3" office:value-type="float" office:value="388" calcext:value-type="float">
            <text:p>38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1]=[.B390];[.C39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2])-3" office:value-type="float" office:value="389" calcext:value-type="float">
            <text:p>38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2]=[.B391];[.C391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392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3])-3" office:value-type="float" office:value="390" calcext:value-type="float">
            <text:p>39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3]=[.B392];[.C39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4])-3" office:value-type="float" office:value="391" calcext:value-type="float">
            <text:p>39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4]=[.B393];[.C393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394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5])-3" office:value-type="float" office:value="392" calcext:value-type="float">
            <text:p>39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5]=[.B394];[.C394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95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6])-3" office:value-type="float" office:value="393" calcext:value-type="float">
            <text:p>39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6]=[.B395];[.C39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96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7])-3" office:value-type="float" office:value="394" calcext:value-type="float">
            <text:p>39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7]=[.B396];[.C396]+1;1)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RA</text:p>
          </table:table-cell>
          <table:table-cell table:style-name="ce11" table:formula="of:=VLOOKUP([.F397];['file:///C:/Sites/goggles/db/seed_generators/training/Dati_Training.ods'#$exercises.$B$4:.$C$250];2;0)" office:value-type="string" office:string-value="Gambe FA/RA" calcext:value-type="string">
            <text:p>Gambe FA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7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8])-3" office:value-type="float" office:value="395" calcext:value-type="float">
            <text:p>39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8]=[.B397];[.C397]+1;1)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9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99])-3" office:value-type="float" office:value="396" calcext:value-type="float">
            <text:p>39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9]=[.B398];[.C398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0])-3" office:value-type="float" office:value="397" calcext:value-type="float">
            <text:p>397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0]=[.B399];[.C39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0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0]&amp;&quot;,&quot;&amp;[.C400]&amp;&quot;,&quot;&amp;IF(ISBLANK([.D400]);0;[.D400])&amp;&quot;,&quot;&amp;IF(ISBLANK([.E400]);0;[.E400])&amp;&quot;,&quot;&amp;[.I400]&amp;&quot;,&quot;&amp;[.J400]&amp;&quot;,&quot;&amp;[.K400]&amp;&quot;,&quot;&amp;[.L400]&amp;&quot;,&quot;&amp;[.M400]&amp;&quot;,&quot;&amp;[.N400]&amp;&quot;,&quot;&amp;[.S400]&amp;&quot;,&quot;&amp;[.T400]&amp;&quot;,&quot;&amp;[.U400]&amp;&quot;,&quot;&amp;[.V400]&amp;&quot;,&quot;&amp;[.W400]&amp;&quot;,&quot;&amp;[.X400]&amp;&quot;,&quot;&amp;[.Y400]&amp;&quot;,0,CURDATE(),CURDATE())&quot;&amp;IF(AND([.B400]&lt;&gt;INDIRECT(ADDRESS(ROW([.B400]) + 1;2));INDIRECT(ADDRESS(ROW([.A400]) + 1;1)) &gt; 0); &quot;;&quot;&amp;CHAR(13)&amp;CHAR(10)&amp;CHAR(13)&amp;CHAR(10)&amp;[.AA$3];IF(INDIRECT(ADDRESS(ROW([.A400]) + 1;1)) &gt; 0;&quot;,&quot;;&quot;;&quot;))" office:value-type="string" office:string-value="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1])-3" office:value-type="float" office:value="398" calcext:value-type="float">
            <text:p>398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1]=[.B400];[.C400]+1;1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S</text:p>
          </table:table-cell>
          <table:table-cell table:style-name="ce11" table:formula="of:=VLOOKUP([.F401];['file:///C:/Sites/goggles/db/seed_generators/training/Dati_Training.ods'#$exercises.$B$4:.$C$250];2;0)" office:value-type="string" office:string-value="Esercizi SL 1 braccio su" calcext:value-type="string">
            <text:p>Esercizi SL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1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style-name="ce7" table:formula="of:=&quot;(select t.id from &quot;&amp;[.H$2]&amp;&quot; t where t.&quot;&amp;[.H$3]&amp;&quot; = '&quot;&amp;[.H40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1]&amp;&quot;,&quot;&amp;[.C401]&amp;&quot;,&quot;&amp;IF(ISBLANK([.D401]);0;[.D401])&amp;&quot;,&quot;&amp;IF(ISBLANK([.E401]);0;[.E401])&amp;&quot;,&quot;&amp;[.I401]&amp;&quot;,&quot;&amp;[.J401]&amp;&quot;,&quot;&amp;[.K401]&amp;&quot;,&quot;&amp;[.L401]&amp;&quot;,&quot;&amp;[.M401]&amp;&quot;,&quot;&amp;[.N401]&amp;&quot;,&quot;&amp;[.S401]&amp;&quot;,&quot;&amp;[.T401]&amp;&quot;,&quot;&amp;[.U401]&amp;&quot;,&quot;&amp;[.V401]&amp;&quot;,&quot;&amp;[.W401]&amp;&quot;,&quot;&amp;[.X401]&amp;&quot;,&quot;&amp;[.Y401]&amp;&quot;,0,CURDATE(),CURDATE())&quot;&amp;IF(AND([.B401]&lt;&gt;INDIRECT(ADDRESS(ROW([.B401]) + 1;2));INDIRECT(ADDRESS(ROW([.A401]) + 1;1)) &gt; 0); &quot;;&quot;&amp;CHAR(13)&amp;CHAR(10)&amp;CHAR(13)&amp;CHAR(10)&amp;[.AA$3];IF(INDIRECT(ADDRESS(ROW([.A401]) + 1;1)) &gt; 0;&quot;,&quot;;&quot;;&quot;))" office:value-type="string" office:string-value="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2])-3" office:value-type="float" office:value="399" calcext:value-type="float">
            <text:p>399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2]=[.B401];[.C40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G</text:p>
          </table:table-cell>
          <table:table-cell table:style-name="ce11" table:formula="of:=VLOOKUP([.F402];['file:///C:/Sites/goggles/db/seed_generators/training/Dati_Training.ods'#$exercises.$B$4:.$C$250];2;0)" office:value-type="string" office:string-value="Esercizi SL 1 braccio giù" calcext:value-type="string">
            <text:p>Esercizi SL 1 braccio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2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style-name="ce7" table:formula="of:=&quot;(select t.id from &quot;&amp;[.H$2]&amp;&quot; t where t.&quot;&amp;[.H$3]&amp;&quot; = '&quot;&amp;[.H40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2]&amp;&quot;,&quot;&amp;[.C402]&amp;&quot;,&quot;&amp;IF(ISBLANK([.D402]);0;[.D402])&amp;&quot;,&quot;&amp;IF(ISBLANK([.E402]);0;[.E402])&amp;&quot;,&quot;&amp;[.I402]&amp;&quot;,&quot;&amp;[.J402]&amp;&quot;,&quot;&amp;[.K402]&amp;&quot;,&quot;&amp;[.L402]&amp;&quot;,&quot;&amp;[.M402]&amp;&quot;,&quot;&amp;[.N402]&amp;&quot;,&quot;&amp;[.S402]&amp;&quot;,&quot;&amp;[.T402]&amp;&quot;,&quot;&amp;[.U402]&amp;&quot;,&quot;&amp;[.V402]&amp;&quot;,&quot;&amp;[.W402]&amp;&quot;,&quot;&amp;[.X402]&amp;&quot;,&quot;&amp;[.Y402]&amp;&quot;,0,CURDATE(),CURDATE())&quot;&amp;IF(AND([.B402]&lt;&gt;INDIRECT(ADDRESS(ROW([.B402]) + 1;2));INDIRECT(ADDRESS(ROW([.A402]) + 1;1)) &gt; 0); &quot;;&quot;&amp;CHAR(13)&amp;CHAR(10)&amp;CHAR(13)&amp;CHAR(10)&amp;[.AA$3];IF(INDIRECT(ADDRESS(ROW([.A402]) + 1;1)) &gt; 0;&quot;,&quot;;&quot;;&quot;))" office:value-type="string" office:string-value="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3])-3" office:value-type="float" office:value="400" calcext:value-type="float">
            <text:p>400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3]=[.B402];[.C40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GG</text:p>
          </table:table-cell>
          <table:table-cell table:style-name="ce11" table:formula="of:=VLOOKUP([.F403];['file:///C:/Sites/goggles/db/seed_generators/training/Dati_Training.ods'#$exercises.$B$4:.$C$250];2;0)" office:value-type="string" office:string-value="Esercizi SL 1 braccio giù resp giù" calcext:value-type="string">
            <text:p>Esercizi SL 1 braccio giù resp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3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style-name="ce7" table:formula="of:=&quot;(select t.id from &quot;&amp;[.H$2]&amp;&quot; t where t.&quot;&amp;[.H$3]&amp;&quot; = '&quot;&amp;[.H40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3]&amp;&quot;,&quot;&amp;[.C403]&amp;&quot;,&quot;&amp;IF(ISBLANK([.D403]);0;[.D403])&amp;&quot;,&quot;&amp;IF(ISBLANK([.E403]);0;[.E403])&amp;&quot;,&quot;&amp;[.I403]&amp;&quot;,&quot;&amp;[.J403]&amp;&quot;,&quot;&amp;[.K403]&amp;&quot;,&quot;&amp;[.L403]&amp;&quot;,&quot;&amp;[.M403]&amp;&quot;,&quot;&amp;[.N403]&amp;&quot;,&quot;&amp;[.S403]&amp;&quot;,&quot;&amp;[.T403]&amp;&quot;,&quot;&amp;[.U403]&amp;&quot;,&quot;&amp;[.V403]&amp;&quot;,&quot;&amp;[.W403]&amp;&quot;,&quot;&amp;[.X403]&amp;&quot;,&quot;&amp;[.Y403]&amp;&quot;,0,CURDATE(),CURDATE())&quot;&amp;IF(AND([.B403]&lt;&gt;INDIRECT(ADDRESS(ROW([.B403]) + 1;2));INDIRECT(ADDRESS(ROW([.A403]) + 1;1)) &gt; 0); &quot;;&quot;&amp;CHAR(13)&amp;CHAR(10)&amp;CHAR(13)&amp;CHAR(10)&amp;[.AA$3];IF(INDIRECT(ADDRESS(ROW([.A403]) + 1;1)) &gt; 0;&quot;,&quot;;&quot;;&quot;))" office:value-type="string" office:string-value="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4])-3" office:value-type="float" office:value="401" calcext:value-type="float">
            <text:p>401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4]=[.B403];[.C403]+1;1)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04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4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0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4]&amp;&quot;,&quot;&amp;[.C404]&amp;&quot;,&quot;&amp;IF(ISBLANK([.D404]);0;[.D404])&amp;&quot;,&quot;&amp;IF(ISBLANK([.E404]);0;[.E404])&amp;&quot;,&quot;&amp;[.I404]&amp;&quot;,&quot;&amp;[.J404]&amp;&quot;,&quot;&amp;[.K404]&amp;&quot;,&quot;&amp;[.L404]&amp;&quot;,&quot;&amp;[.M404]&amp;&quot;,&quot;&amp;[.N404]&amp;&quot;,&quot;&amp;[.S404]&amp;&quot;,&quot;&amp;[.T404]&amp;&quot;,&quot;&amp;[.U404]&amp;&quot;,&quot;&amp;[.V404]&amp;&quot;,&quot;&amp;[.W404]&amp;&quot;,&quot;&amp;[.X404]&amp;&quot;,&quot;&amp;[.Y404]&amp;&quot;,0,CURDATE(),CURDATE())&quot;&amp;IF(AND([.B404]&lt;&gt;INDIRECT(ADDRESS(ROW([.B404]) + 1;2));INDIRECT(ADDRESS(ROW([.A404]) + 1;1)) &gt; 0); &quot;;&quot;&amp;CHAR(13)&amp;CHAR(10)&amp;CHAR(13)&amp;CHAR(10)&amp;[.AA$3];IF(INDIRECT(ADDRESS(ROW([.A404]) + 1;1)) &gt; 0;&quot;,&quot;;&quot;;&quot;))" office:value-type="string" office:string-value="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5])-3" office:value-type="float" office:value="402" calcext:value-type="float">
            <text:p>402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5]=[.B406];[.C406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0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5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5]&amp;&quot;,&quot;&amp;[.C405]&amp;&quot;,&quot;&amp;IF(ISBLANK([.D405]);0;[.D405])&amp;&quot;,&quot;&amp;IF(ISBLANK([.E405]);0;[.E405])&amp;&quot;,&quot;&amp;[.I405]&amp;&quot;,&quot;&amp;[.J405]&amp;&quot;,&quot;&amp;[.K405]&amp;&quot;,&quot;&amp;[.L405]&amp;&quot;,&quot;&amp;[.M405]&amp;&quot;,&quot;&amp;[.N405]&amp;&quot;,&quot;&amp;[.S405]&amp;&quot;,&quot;&amp;[.T405]&amp;&quot;,&quot;&amp;[.U405]&amp;&quot;,&quot;&amp;[.V405]&amp;&quot;,&quot;&amp;[.W405]&amp;&quot;,&quot;&amp;[.X405]&amp;&quot;,&quot;&amp;[.Y405]&amp;&quot;,0,CURDATE(),CURDATE())&quot;&amp;IF(AND([.B405]&lt;&gt;INDIRECT(ADDRESS(ROW([.B405]) + 1;2));INDIRECT(ADDRESS(ROW([.A405]) + 1;1)) &gt; 0); &quot;;&quot;&amp;CHAR(13)&amp;CHAR(10)&amp;CHAR(13)&amp;CHAR(10)&amp;[.AA$3];IF(INDIRECT(ADDRESS(ROW([.A405]) + 1;1)) &gt; 0;&quot;,&quot;;&quot;;&quot;))" office:value-type="string" office:string-value="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6])-3" office:value-type="float" office:value="403" calcext:value-type="float">
            <text:p>403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6]=[.B404];[.C404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6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6]&amp;&quot;,&quot;&amp;[.C406]&amp;&quot;,&quot;&amp;IF(ISBLANK([.D406]);0;[.D406])&amp;&quot;,&quot;&amp;IF(ISBLANK([.E406]);0;[.E406])&amp;&quot;,&quot;&amp;[.I406]&amp;&quot;,&quot;&amp;[.J406]&amp;&quot;,&quot;&amp;[.K406]&amp;&quot;,&quot;&amp;[.L406]&amp;&quot;,&quot;&amp;[.M406]&amp;&quot;,&quot;&amp;[.N406]&amp;&quot;,&quot;&amp;[.S406]&amp;&quot;,&quot;&amp;[.T406]&amp;&quot;,&quot;&amp;[.U406]&amp;&quot;,&quot;&amp;[.V406]&amp;&quot;,&quot;&amp;[.W406]&amp;&quot;,&quot;&amp;[.X406]&amp;&quot;,&quot;&amp;[.Y406]&amp;&quot;,0,CURDATE(),CURDATE())&quot;&amp;IF(AND([.B406]&lt;&gt;INDIRECT(ADDRESS(ROW([.B406]) + 1;2));INDIRECT(ADDRESS(ROW([.A406]) + 1;1)) &gt; 0); &quot;;&quot;&amp;CHAR(13)&amp;CHAR(10)&amp;CHAR(13)&amp;CHAR(10)&amp;[.AA$3];IF(INDIRECT(ADDRESS(ROW([.A406]) + 1;1)) &gt; 0;&quot;,&quot;;&quot;;&quot;))" office:value-type="string" office:string-value="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7])-3" office:value-type="float" office:value="404" calcext:value-type="float">
            <text:p>404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7]=[.B406];[.C406]+1;1)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0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0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7]&amp;&quot;,&quot;&amp;[.C407]&amp;&quot;,&quot;&amp;IF(ISBLANK([.D407]);0;[.D407])&amp;&quot;,&quot;&amp;IF(ISBLANK([.E407]);0;[.E407])&amp;&quot;,&quot;&amp;[.I407]&amp;&quot;,&quot;&amp;[.J407]&amp;&quot;,&quot;&amp;[.K407]&amp;&quot;,&quot;&amp;[.L407]&amp;&quot;,&quot;&amp;[.M407]&amp;&quot;,&quot;&amp;[.N407]&amp;&quot;,&quot;&amp;[.S407]&amp;&quot;,&quot;&amp;[.T407]&amp;&quot;,&quot;&amp;[.U407]&amp;&quot;,&quot;&amp;[.V407]&amp;&quot;,&quot;&amp;[.W407]&amp;&quot;,&quot;&amp;[.X407]&amp;&quot;,&quot;&amp;[.Y407]&amp;&quot;,0,CURDATE(),CURDATE())&quot;&amp;IF(AND([.B407]&lt;&gt;INDIRECT(ADDRESS(ROW([.B407]) + 1;2));INDIRECT(ADDRESS(ROW([.A407]) + 1;1)) &gt; 0); &quot;;&quot;&amp;CHAR(13)&amp;CHAR(10)&amp;CHAR(13)&amp;CHAR(10)&amp;[.AA$3];IF(INDIRECT(ADDRESS(ROW([.A407]) + 1;1)) &gt; 0;&quot;,&quot;;&quot;;&quot;))" office:value-type="string" office:string-value="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" calcext:value-type="string">
            <text:p>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50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4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" calcext:value-type="string">
            <text:p>(23,'2014-09-24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table:formula="of:=[user_trainings.B27]" office:value-type="string" office:string-value="MC1 Set 03.5 aerobico serale con misti" calcext:value-type="string">
            <text:p>MC1 Set 03.5 aerobico serale con misti</text:p>
          </table:table-cell>
          <table:table-cell office:value-type="string" calcext:value-type="string">
            <text:p>2014-09-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7]*60 + [.D27]*3600" office:value-type="float" office:value="2880" calcext:value-type="float">
            <text:p>2880</text:p>
          </table:table-cell>
          <table:table-cell office:value-type="string" calcext:value-type="string">
            <text:p>Braccio sinistro l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7]&amp;&quot;,'&quot;&amp;[.C27]&amp;&quot;',&quot;&amp;[.F27]&amp;&quot;,'&quot;&amp;SUBSTITUTE([.G27];&quot;'&quot;;&quot;''&quot;)&amp;&quot;',&quot;&amp;[.H27]&amp;&quot;,&quot;&amp;[.K27]&amp;&quot;,&quot;&amp;[.L27]&amp;&quot;,&quot;&amp;[.M27]&amp;&quot;,0,CURDATE(),CURDATE())&quot;&amp;IF(INDIRECT(ADDRESS(ROW([.A27])+1;1))&gt;0;&quot;,&quot;;&quot;;&quot;)" office:value-type="string" office:string-value="(24,'2014-09-25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;" calcext:value-type="string">
            <text:p>(24,'2014-09-25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7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FARA</text:p>
          </table:table-cell>
          <table:table-cell table:style-name="ce1" office:value-type="string">
            <text:p>Gambe FA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  <table:table-row>
          <table:table-cell/>
          <table:table-cell table:style-name="ce1" office:value-type="string">
            <text:p>C3SL25</text:p>
          </table:table-cell>
          <table:table-cell table:style-name="ce1" office:value-type="string">
            <text:p>SL 15 forte/10 sciolto</text:p>
          </table:table-cell>
        </table:table-row>
        <table:table-row>
          <table:table-cell/>
          <table:table-cell table:style-name="ce1" office:value-type="string">
            <text:p>C3SL50</text:p>
          </table:table-cell>
          <table:table-cell table:style-name="ce1" office:value-type="string">
            <text:p>SL 15 forte/35 sciolto</text:p>
          </table:table-cell>
        </table:table-row>
        <table:table-row>
          <table:table-cell/>
          <table:table-cell table:style-name="ce1" office:value-type="string">
            <text:p>C3FA25</text:p>
          </table:table-cell>
          <table:table-cell table:style-name="ce1" office:value-type="string">
            <text:p>FA 15 forte/10 sciolto</text:p>
          </table:table-cell>
        </table:table-row>
        <table:table-row>
          <table:table-cell/>
          <table:table-cell table:style-name="ce1" office:value-type="string">
            <text:p>C3FA50</text:p>
          </table:table-cell>
          <table:table-cell table:style-name="ce1" office:value-type="string">
            <text:p>FA 15 forte/35 sciolto</text:p>
          </table:table-cell>
        </table:table-row>
        <table:table-row>
          <table:table-cell/>
          <table:table-cell table:style-name="ce1" office:value-type="string">
            <text:p>C3DO25</text:p>
          </table:table-cell>
          <table:table-cell table:style-name="ce1" office:value-type="string">
            <text:p>DO 15 forte/10 sciolto</text:p>
          </table:table-cell>
        </table:table-row>
        <table:table-row>
          <table:table-cell/>
          <table:table-cell table:style-name="ce1" office:value-type="string">
            <text:p>C3DO50</text:p>
          </table:table-cell>
          <table:table-cell table:style-name="ce1" office:value-type="string">
            <text:p>DO 15 forte/35 sciolto</text:p>
          </table:table-cell>
        </table:table-row>
        <table:table-row>
          <table:table-cell/>
          <table:table-cell table:style-name="ce1" office:value-type="string">
            <text:p>C3RA25</text:p>
          </table:table-cell>
          <table:table-cell table:style-name="ce1" office:value-type="string">
            <text:p>RA 15 forte/10 sciolto</text:p>
          </table:table-cell>
        </table:table-row>
        <table:table-row>
          <table:table-cell/>
          <table:table-cell table:style-name="ce1" office:value-type="string">
            <text:p>C3RA50</text:p>
          </table:table-cell>
          <table:table-cell table:style-name="ce1" office:value-type="string">
            <text:p>RA 15 forte/35 scio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2:34:30.75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2M53S</meta:editing-duration>
    <meta:editing-cycles>286</meta:editing-cycles>
    <meta:generator>LibreOffice/4.2.5.2$Windows_x86 LibreOffice_project/61cb170a04bb1f12e77c884eab9192be736ec5f5</meta:generator>
    <dc:date>2014-09-27T12:41:50.941000000</dc:date>
    <dc:creator>Marco Ligabue</dc:creator>
    <meta:document-statistic meta:table-count="3" meta:cell-count="9432" meta:object-count="0"/>
    <meta:user-defined meta:name="Info 1"/>
    <meta:user-defined meta:name="Info 2"/>
    <meta:user-defined meta:name="Info 3"/>
    <meta:user-defined meta:name="Info 4"/>
  </office:meta>
</office:document-meta>
</file>